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EUAlbertina" svg:font-family="EUAlbertina" style:font-family-generic="roman" style:font-pitch="variable"/>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margin-left="0.5in">
        <style:tab-stops/>
      </style:paragraph-properties>
    </style:style>
    <style:style style:name="P3" style:parent-style-name="Standard" style:family="paragraph">
      <style:paragraph-properties fo:margin-left="0.5in">
        <style:tab-stops/>
      </style:paragraph-properties>
    </style:style>
    <style:style style:name="P4" style:parent-style-name="Standard" style:family="paragraph">
      <style:paragraph-properties fo:margin-left="0.5in">
        <style:tab-stops/>
      </style:paragraph-properties>
    </style:style>
    <style:style style:name="P5" style:parent-style-name="Standard" style:family="paragraph">
      <style:paragraph-properties fo:margin-left="0.5in">
        <style:tab-stops/>
      </style:paragraph-properties>
    </style:style>
    <style:style style:name="P6" style:parent-style-name="Standard" style:family="paragraph">
      <style:paragraph-properties fo:margin-left="0.5in">
        <style:tab-stops/>
      </style:paragraph-properties>
    </style:style>
    <style:style style:name="P7" style:parent-style-name="Standard" style:family="paragraph">
      <style:paragraph-properties fo:margin-left="0.5in">
        <style:tab-stops/>
      </style:paragraph-properties>
    </style:style>
    <style:style style:name="P8" style:parent-style-name="Standard" style:family="paragraph">
      <style:paragraph-properties fo:margin-left="0.5in">
        <style:tab-stops/>
      </style:paragraph-properties>
    </style:style>
    <style:style style:name="P9" style:parent-style-name="Standard" style:family="paragraph">
      <style:paragraph-properties fo:margin-left="0.5in">
        <style:tab-stops/>
      </style:paragraph-properties>
    </style:style>
    <style:style style:name="P10" style:parent-style-name="Standard" style:family="paragraph">
      <style:paragraph-properties fo:margin-left="0.5in">
        <style:tab-stops/>
      </style:paragraph-properties>
    </style:style>
    <style:style style:name="P11" style:parent-style-name="Standard" style:family="paragraph">
      <style:paragraph-properties fo:margin-left="0.5in">
        <style:tab-stops/>
      </style:paragraph-properties>
    </style:style>
    <style:style style:name="P12" style:parent-style-name="Standard" style:family="paragraph">
      <style:paragraph-properties fo:margin-left="0.5in">
        <style:tab-stops/>
      </style:paragraph-properties>
    </style:style>
    <style:style style:name="P13" style:parent-style-name="Standard" style:family="paragraph">
      <style:paragraph-properties fo:margin-left="0.5in">
        <style:tab-stops/>
      </style:paragraph-properties>
    </style:style>
    <style:style style:name="P14" style:parent-style-name="Standard" style:family="paragraph">
      <style:paragraph-properties fo:margin-left="0.5in">
        <style:tab-stops/>
      </style:paragraph-properties>
    </style:style>
    <style:style style:name="P15" style:parent-style-name="Standard" style:family="paragraph">
      <style:paragraph-properties fo:margin-left="0.5in">
        <style:tab-stops/>
      </style:paragraph-properties>
    </style:style>
    <style:style style:name="P16" style:parent-style-name="Standard" style:family="paragraph">
      <style:paragraph-properties fo:margin-left="0.5in">
        <style:tab-stops/>
      </style:paragraph-properties>
    </style:style>
    <style:style style:name="P17" style:parent-style-name="Standard" style:family="paragraph">
      <style:paragraph-properties fo:margin-left="0.5in">
        <style:tab-stops/>
      </style:paragraph-properties>
    </style:style>
    <style:style style:name="P18" style:parent-style-name="Standard" style:family="paragraph">
      <style:paragraph-properties fo:margin-left="0.5in">
        <style:tab-stops/>
      </style:paragraph-properties>
    </style:style>
    <style:style style:name="P19" style:parent-style-name="Standard" style:family="paragraph">
      <style:paragraph-properties fo:margin-left="0.5in">
        <style:tab-stops/>
      </style:paragraph-properties>
    </style:style>
    <style:style style:name="P20" style:parent-style-name="Standard" style:family="paragraph">
      <style:paragraph-properties fo:margin-left="0.5in">
        <style:tab-stops/>
      </style:paragraph-properties>
    </style:style>
    <style:style style:name="P21" style:parent-style-name="Standard" style:family="paragraph">
      <style:paragraph-properties fo:margin-left="0.5in">
        <style:tab-stops/>
      </style:paragraph-properties>
    </style:style>
    <style:style style:name="P22" style:parent-style-name="Standard" style:family="paragraph">
      <style:paragraph-properties fo:margin-left="0.5in">
        <style:tab-stops/>
      </style:paragraph-properties>
    </style:style>
    <style:style style:name="P23" style:parent-style-name="Standard" style:family="paragraph">
      <style:paragraph-properties fo:margin-left="0.5in">
        <style:tab-stops/>
      </style:paragraph-properties>
    </style:style>
    <style:style style:name="P24" style:parent-style-name="Standard" style:family="paragraph">
      <style:paragraph-properties fo:margin-left="0.5in">
        <style:tab-stops/>
      </style:paragraph-properties>
    </style:style>
    <style:style style:name="P25" style:parent-style-name="Standard" style:family="paragraph">
      <style:paragraph-properties fo:margin-left="0.5in">
        <style:tab-stops/>
      </style:paragraph-properties>
    </style:style>
    <style:style style:name="P26" style:parent-style-name="Standard" style:family="paragraph">
      <style:paragraph-properties fo:margin-left="0.5in">
        <style:tab-stops/>
      </style:paragraph-properties>
    </style:style>
    <style:style style:name="P27" style:parent-style-name="Standard" style:family="paragraph">
      <style:paragraph-properties fo:margin-left="0.5in">
        <style:tab-stops/>
      </style:paragraph-properties>
    </style:style>
    <style:style style:name="P28" style:parent-style-name="Standard" style:family="paragraph">
      <style:paragraph-properties fo:margin-left="0.5in">
        <style:tab-stops/>
      </style:paragraph-properties>
    </style:style>
    <style:style style:name="P29" style:parent-style-name="Standard" style:family="paragraph">
      <style:paragraph-properties fo:margin-left="0.5in">
        <style:tab-stops/>
      </style:paragraph-properties>
    </style:style>
    <style:style style:name="P30" style:parent-style-name="Standard" style:family="paragraph">
      <style:paragraph-properties fo:margin-left="0.5in">
        <style:tab-stops/>
      </style:paragraph-properties>
    </style:style>
    <style:style style:name="P31" style:parent-style-name="Standard" style:family="paragraph">
      <style:paragraph-properties fo:margin-left="0.5in">
        <style:tab-stops/>
      </style:paragraph-properties>
    </style:style>
    <style:style style:name="P32" style:parent-style-name="Standard" style:family="paragraph">
      <style:paragraph-properties fo:margin-left="0.5in">
        <style:tab-stops/>
      </style:paragraph-properties>
    </style:style>
    <style:style style:name="P33" style:parent-style-name="Standard" style:family="paragraph">
      <style:paragraph-properties fo:margin-left="0.5in">
        <style:tab-stops/>
      </style:paragraph-properties>
    </style:style>
    <style:style style:name="P34" style:parent-style-name="Standard" style:family="paragraph">
      <style:paragraph-properties fo:margin-left="0.5in">
        <style:tab-stops/>
      </style:paragraph-properties>
    </style:style>
    <style:style style:name="P35" style:parent-style-name="Standard" style:family="paragraph">
      <style:paragraph-properties fo:margin-left="0.5in">
        <style:tab-stops/>
      </style:paragraph-properties>
    </style:style>
    <style:style style:name="P36" style:parent-style-name="Standard" style:family="paragraph">
      <style:paragraph-properties fo:margin-left="0.5in">
        <style:tab-stops/>
      </style:paragraph-properties>
    </style:style>
    <style:style style:name="P37" style:parent-style-name="Standard" style:family="paragraph">
      <style:paragraph-properties fo:margin-left="0.5in">
        <style:tab-stops/>
      </style:paragraph-properties>
    </style:style>
    <style:style style:name="P38" style:parent-style-name="Standard" style:family="paragraph">
      <style:paragraph-properties fo:margin-left="0.5in">
        <style:tab-stops/>
      </style:paragraph-properties>
    </style:style>
    <style:style style:name="P39" style:parent-style-name="Standard" style:family="paragraph">
      <style:paragraph-properties fo:margin-left="0.5in">
        <style:tab-stops/>
      </style:paragraph-properties>
    </style:style>
    <style:style style:name="P40" style:parent-style-name="Standard" style:family="paragraph">
      <style:paragraph-properties fo:margin-left="0.5in">
        <style:tab-stops/>
      </style:paragraph-properties>
    </style:style>
    <style:style style:name="P41" style:parent-style-name="Standard" style:family="paragraph">
      <style:paragraph-properties fo:margin-left="0.5in">
        <style:tab-stops/>
      </style:paragraph-properties>
    </style:style>
    <style:style style:name="P42" style:parent-style-name="Standard" style:family="paragraph">
      <style:paragraph-properties fo:margin-left="0.5in">
        <style:tab-stops/>
      </style:paragraph-properties>
    </style:style>
    <style:style style:name="P43" style:parent-style-name="Standard" style:family="paragraph">
      <style:paragraph-properties fo:margin-left="0.5in">
        <style:tab-stops/>
      </style:paragraph-properties>
    </style:style>
    <style:style style:name="P44" style:parent-style-name="Standard" style:family="paragraph">
      <style:paragraph-properties fo:margin-left="0.5in">
        <style:tab-stops/>
      </style:paragraph-properties>
    </style:style>
    <style:style style:name="P45" style:parent-style-name="Standard" style:family="paragraph">
      <style:paragraph-properties fo:break-before="page"/>
    </style:style>
    <style:style style:name="P46" style:parent-style-name="Standard" style:family="paragraph">
      <style:paragraph-properties fo:margin-left="0.5in">
        <style:tab-stops/>
      </style:paragraph-properties>
    </style:style>
    <style:style style:name="P47" style:parent-style-name="Standard" style:family="paragraph">
      <style:paragraph-properties fo:margin-left="0.5in">
        <style:tab-stops/>
      </style:paragraph-properties>
    </style:style>
    <style:style style:name="P48" style:parent-style-name="Standard" style:family="paragraph">
      <style:paragraph-properties fo:margin-left="0.5in">
        <style:tab-stops/>
      </style:paragraph-properties>
    </style:style>
    <style:style style:name="P49" style:parent-style-name="Standard" style:family="paragraph">
      <style:paragraph-properties fo:margin-left="0.5in">
        <style:tab-stops/>
      </style:paragraph-properties>
    </style:style>
    <style:style style:name="P50" style:parent-style-name="Standard" style:family="paragraph">
      <style:paragraph-properties fo:margin-left="0.5in">
        <style:tab-stops/>
      </style:paragraph-properties>
    </style:style>
    <style:style style:name="P51" style:parent-style-name="Standard" style:family="paragraph">
      <style:paragraph-properties fo:margin-left="0.5in">
        <style:tab-stops/>
      </style:paragraph-properties>
    </style:style>
    <style:style style:name="P52" style:parent-style-name="Standard" style:family="paragraph">
      <style:paragraph-properties fo:margin-left="0.5in">
        <style:tab-stops/>
      </style:paragraph-properties>
    </style:style>
    <style:style style:name="P53" style:parent-style-name="Standard" style:family="paragraph">
      <style:paragraph-properties fo:margin-left="0.5in">
        <style:tab-stops/>
      </style:paragraph-properties>
    </style:style>
    <style:style style:name="P54" style:parent-style-name="Standard" style:family="paragraph">
      <style:paragraph-properties fo:margin-left="0.5in">
        <style:tab-stops/>
      </style:paragraph-properties>
    </style:style>
    <style:style style:name="P55" style:parent-style-name="Standard" style:family="paragraph">
      <style:paragraph-properties fo:margin-left="0.5in">
        <style:tab-stops/>
      </style:paragraph-properties>
    </style:style>
    <style:style style:name="P56" style:parent-style-name="Standard" style:family="paragraph">
      <style:paragraph-properties fo:margin-left="0.5in">
        <style:tab-stops/>
      </style:paragraph-properties>
    </style:style>
    <style:style style:name="P57" style:parent-style-name="Standard" style:family="paragraph">
      <style:paragraph-properties fo:margin-left="0.5in">
        <style:tab-stops/>
      </style:paragraph-properties>
    </style:style>
    <style:style style:name="P58" style:parent-style-name="Standard" style:family="paragraph">
      <style:paragraph-properties fo:margin-left="0.5in">
        <style:tab-stops/>
      </style:paragraph-properties>
    </style:style>
    <style:style style:name="P59" style:parent-style-name="Standard" style:family="paragraph">
      <style:paragraph-properties fo:margin-left="0.5in">
        <style:tab-stops/>
      </style:paragraph-properties>
    </style:style>
    <style:style style:name="P60" style:parent-style-name="Standard" style:list-style-name="LFO1" style:family="paragraph">
      <style:paragraph-properties fo:margin-left="1in" fo:text-indent="-0.25in">
        <style:tab-stops/>
      </style:paragraph-properties>
    </style:style>
    <style:style style:name="T61" style:parent-style-name="Fuentedepárrafopredeter." style:family="text">
      <style:text-properties fo:font-weight="bold" style:font-weight-asian="bold" style:font-weight-complex="bold"/>
    </style:style>
    <style:style style:name="P62" style:parent-style-name="Standard" style:family="paragraph">
      <style:paragraph-properties fo:margin-left="1.5in">
        <style:tab-stops/>
      </style:paragraph-properties>
    </style:style>
    <style:style style:name="P63" style:parent-style-name="Standard" style:list-style-name="LFO1" style:family="paragraph">
      <style:paragraph-properties fo:margin-left="1in" fo:text-indent="-0.25in">
        <style:tab-stops/>
      </style:paragraph-properties>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P66" style:parent-style-name="Standard" style:list-style-name="LFO1" style:family="paragraph">
      <style:paragraph-properties fo:margin-left="1in" fo:text-indent="-0.25in">
        <style:tab-stops/>
      </style:paragraph-properties>
    </style:style>
    <style:style style:name="T67" style:parent-style-name="Fuentedepárrafopredeter." style:family="text">
      <style:text-properties fo:font-weight="bold" style:font-weight-asian="bold" style:font-weight-complex="bold"/>
    </style:style>
    <style:style style:name="P68" style:parent-style-name="Standard" style:list-style-name="LFO1" style:family="paragraph">
      <style:paragraph-properties fo:margin-left="1in" fo:text-indent="-0.25in">
        <style:tab-stops/>
      </style:paragraph-properties>
    </style:style>
    <style:style style:name="T69" style:parent-style-name="Fuentedepárrafopredeter." style:family="text">
      <style:text-properties fo:font-weight="bold" style:font-weight-asian="bold" style:font-weight-complex="bold"/>
    </style:style>
    <style:style style:name="P70" style:parent-style-name="Standard" style:list-style-name="LFO1" style:family="paragraph">
      <style:paragraph-properties fo:margin-left="1in" fo:text-indent="-0.25in">
        <style:tab-stops/>
      </style:paragraph-properties>
    </style:style>
    <style:style style:name="T71" style:parent-style-name="Fuentedepárrafopredeter." style:family="text">
      <style:text-properties fo:font-weight="bold" style:font-weight-asian="bold" style:font-weight-complex="bold"/>
    </style:style>
    <style:style style:name="T72" style:parent-style-name="Fuentedepárrafopredeter." style:family="text">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P74" style:parent-style-name="Standard" style:list-style-name="LFO1" style:family="paragraph">
      <style:paragraph-properties fo:margin-left="1in" fo:text-indent="-0.25in">
        <style:tab-stops/>
      </style:paragraph-properties>
    </style:style>
    <style:style style:name="T75" style:parent-style-name="Fuentedepárrafopredeter." style:family="text">
      <style:text-properties fo:font-weight="bold" style:font-weight-asian="bold" style:font-weight-complex="bold"/>
    </style:style>
    <style:style style:name="T76" style:parent-style-name="Fuentedepárrafopredeter." style:family="text">
      <style:text-properties fo:font-weight="bold" style:font-weight-asian="bold" style:font-weight-complex="bold"/>
    </style:style>
    <style:style style:name="P77" style:parent-style-name="Standard" style:family="paragraph">
      <style:paragraph-properties fo:margin-left="0.5in">
        <style:tab-stops/>
      </style:paragraph-properties>
    </style:style>
    <style:style style:name="P78" style:parent-style-name="Standard" style:family="paragraph">
      <style:paragraph-properties fo:break-before="page"/>
    </style:style>
    <style:style style:name="P79" style:parent-style-name="Standard" style:list-style-name="LFO2" style:family="paragraph"/>
    <style:style style:name="T80" style:parent-style-name="Fuentedepárrafopredeter." style:family="text">
      <style:text-properties fo:font-weight="bold" style:font-weight-asian="bold" style:font-weight-complex="bold"/>
    </style:style>
    <style:style style:name="P81" style:parent-style-name="Standard" style:family="paragraph">
      <style:paragraph-properties fo:margin-left="1.5in">
        <style:tab-stops/>
      </style:paragraph-properties>
    </style:style>
    <style:style style:name="P82" style:parent-style-name="Standard" style:list-style-name="LFO2" style:family="paragraph"/>
    <style:style style:name="T83" style:parent-style-name="Fuentedepárrafopredeter." style:family="text">
      <style:text-properties fo:font-weight="bold" style:font-weight-asian="bold" style:font-weight-complex="bold"/>
    </style:style>
    <style:style style:name="P84" style:parent-style-name="Standard" style:list-style-name="LFO2" style:family="paragraph"/>
    <style:style style:name="T85" style:parent-style-name="Fuentedepárrafopredeter." style:family="text">
      <style:text-properties fo:font-weight="bold" style:font-weight-asian="bold" style:font-weight-complex="bold"/>
    </style:style>
    <style:style style:name="P86" style:parent-style-name="Standard" style:list-style-name="LFO2" style:family="paragraph"/>
    <style:style style:name="T87" style:parent-style-name="Fuentedepárrafopredeter." style:family="text">
      <style:text-properties fo:font-weight="bold" style:font-weight-asian="bold" style:font-weight-complex="bold"/>
    </style:style>
    <style:style style:name="P88" style:parent-style-name="Standard" style:list-style-name="LFO2" style:family="paragraph"/>
    <style:style style:name="T89" style:parent-style-name="Fuentedepárrafopredeter." style:family="text">
      <style:text-properties fo:font-weight="bold" style:font-weight-asian="bold" style:font-weight-complex="bold"/>
    </style:style>
    <style:style style:name="P90" style:parent-style-name="Standard" style:list-style-name="LFO2" style:family="paragraph"/>
    <style:style style:name="T91" style:parent-style-name="Fuentedepárrafopredeter." style:family="text">
      <style:text-properties fo:font-weight="bold" style:font-weight-asian="bold" style:font-weight-complex="bold"/>
    </style:style>
    <style:style style:name="P92" style:parent-style-name="Standard" style:list-style-name="LFO2" style:family="paragraph"/>
    <style:style style:name="T93" style:parent-style-name="Fuentedepárrafopredeter." style:family="text">
      <style:text-properties fo:font-weight="bold" style:font-weight-asian="bold" style:font-weight-complex="bold"/>
    </style:style>
    <style:style style:name="P94" style:parent-style-name="Standard" style:family="paragraph">
      <style:paragraph-properties fo:margin-left="0.5in">
        <style:tab-stops/>
      </style:paragraph-properties>
    </style:style>
    <style:style style:name="P95" style:parent-style-name="Standard" style:family="paragraph">
      <style:paragraph-properties fo:margin-left="0.5in">
        <style:tab-stops/>
      </style:paragraph-properties>
    </style:style>
    <style:style style:name="P96" style:parent-style-name="Standard" style:list-style-name="LFO3" style:family="paragraph">
      <style:paragraph-properties fo:margin-left="1in" fo:text-indent="-0.25in">
        <style:tab-stops/>
      </style:paragraph-properties>
    </style:style>
    <style:style style:name="P97" style:parent-style-name="Standard" style:family="paragraph">
      <style:paragraph-properties fo:margin-left="1.5in">
        <style:tab-stops/>
      </style:paragraph-properties>
    </style:style>
    <style:style style:name="P98" style:parent-style-name="Standard" style:list-style-name="LFO3" style:family="paragraph">
      <style:paragraph-properties fo:margin-left="1in" fo:text-indent="-0.25in">
        <style:tab-stops/>
      </style:paragraph-properties>
    </style:style>
    <style:style style:name="P99" style:parent-style-name="Standard" style:family="paragraph">
      <style:paragraph-properties fo:margin-left="1.5in">
        <style:tab-stops/>
      </style:paragraph-properties>
    </style:style>
    <style:style style:name="P100" style:parent-style-name="Standard" style:list-style-name="LFO3" style:family="paragraph">
      <style:paragraph-properties fo:margin-left="1in" fo:text-indent="-0.25in">
        <style:tab-stops/>
      </style:paragraph-properties>
    </style:style>
    <style:style style:name="P101" style:parent-style-name="Standard" style:family="paragraph">
      <style:paragraph-properties fo:margin-left="1.5in" fo:text-indent="-0.25in">
        <style:tab-stops/>
      </style:paragraph-properties>
    </style:style>
    <style:style style:name="P102" style:parent-style-name="Standard" style:list-style-name="LFO3" style:family="paragraph">
      <style:paragraph-properties fo:margin-left="1in" fo:text-indent="-0.25in">
        <style:tab-stops/>
      </style:paragraph-properties>
    </style:style>
    <style:style style:name="P103" style:parent-style-name="Standard" style:family="paragraph">
      <style:paragraph-properties fo:margin-left="1.5in">
        <style:tab-stops/>
      </style:paragraph-properties>
    </style:style>
    <style:style style:name="P104" style:parent-style-name="Standard" style:list-style-name="LFO3" style:family="paragraph">
      <style:paragraph-properties fo:margin-left="1in" fo:text-indent="-0.25in">
        <style:tab-stops/>
      </style:paragraph-properties>
    </style:style>
    <style:style style:name="P105" style:parent-style-name="Standard" style:family="paragraph">
      <style:paragraph-properties fo:margin-left="1.5in">
        <style:tab-stops/>
      </style:paragraph-properties>
    </style:style>
    <style:style style:name="P106" style:parent-style-name="Standard" style:list-style-name="LFO3" style:family="paragraph">
      <style:paragraph-properties fo:margin-left="1in" fo:text-indent="-0.25in">
        <style:tab-stops/>
      </style:paragraph-properties>
    </style:style>
    <style:style style:name="P107" style:parent-style-name="Standard" style:family="paragraph">
      <style:paragraph-properties fo:margin-left="1.5in">
        <style:tab-stops/>
      </style:paragraph-properties>
    </style:style>
    <style:style style:name="P108" style:parent-style-name="Standard" style:family="paragraph">
      <style:paragraph-properties fo:margin-left="1in">
        <style:tab-stops/>
      </style:paragraph-properties>
    </style:style>
  </office:automatic-styles>
  <office:body>
    <office:text text:use-soft-page-breaks="true">
      <text:p text:style-name="P1">LOPD</text:p>
      <text:p text:style-name="Standard">1. Legislación<text:s/>relativa:</text:p>
      <text:p text:style-name="Standard"/>
      <text:p text:style-name="P2"><text:a xlink:href="https://www.boe.es/doue/2016/119/L00001-00088.pdf" office:target-frame-name="_top" xlink:show="replace">REGLAMENTO (UE) 2016/679 DEL PARLAMENTO EUROPEO Y DEL CONSEJO de 27 de abril de 2016</text:a></text:p>
      <text:p text:style-name="P3"/>
      <text:p text:style-name="P4"><text:a xlink:href="https://www.boe.es/buscar/pdf/2018/BOE-A-2018-16673-consolidado.pdf" office:target-frame-name="_top" xlink:show="replace">Ley <text:s/>Orgánica <text:s/>3/2018, <text:s/>de <text:s/>5 <text:s/>de <text:s/>diciembre, <text:s/>de <text:s/>Protección <text:s/>de <text:s/>Datos Personales y garantía de los derechos digitales.</text:a></text:p>
      <text:p text:style-name="P5"/>
      <text:p text:style-name="Standard">2. Conceptos: (Art. 4)</text:p>
      <text:p text:style-name="Standard"/>
      <text:p text:style-name="P6">-Datos de<text:s/>carácter<text:s/>personal</text:p>
      <text:p text:style-name="P7">toda <text:s/>información sobre una <text:s/>persona física <text:s/>identificada <text:s/>o <text:s/>identificable («el <text:s/>interesado»); se considerará persona física <text:s/>identificable <text:s/>toda <text:s/>persona cuya identidad pueda determinarse, directa o <text:s/>indirectamente, en <text:s/>particular mediante un <text:s/>identificador, <text:s/>como por <text:s/>ejemplo <text:s/>un <text:s/>nombre, un <text:s/>número de <text:s/>identificación, datos <text:s/>de localización, un identificador en línea o uno o varios elementos propios de la identidad física, fisiológica, genética, psíquica, económica, cultural o social de dicha persona;<text:s/><text:s/></text:p>
      <text:p text:style-name="P8"/>
      <text:p text:style-name="P9">-Tratamiento</text:p>
      <text:p text:style-name="P10">cualquier operación o <text:s/>conjunto de <text:s/>operaciones realizadas sobre <text:s/>datos <text:s/>personales o <text:s/>conjuntos de datos personales, ya sea por procedimientos automatizados o no, como la recogida, registro, organización, estructu­ración, conservación, adaptación o <text:s/>modificación, extracción, consulta, utilización, comunicación por <text:s/>transmisión, difusión o <text:s/>cualquier otra <text:s/>forma <text:s/>de <text:s/>habilitación de <text:s/>acceso, cotejo <text:s/>o <text:s/>interconexión, limitación, supresión o destrucción;</text:p>
      <text:p text:style-name="P11"/>
      <text:p text:style-name="P12">-Elaboración de Perfiles</text:p>
      <text:p text:style-name="P13">Toda<text:s/>forma<text:s/>de tratamiento automatizado de datos personales consistente en utilizar datos personales para evaluar determinados aspectos personales de una persona física, en particular para analizar o predecir aspectos relativos al rendimiento profesional, situación económica, salud, preferencias personales, intereses, fiabilidad, comportamiento, ubicación o movimientos de dicha persona física</text:p>
      <text:p text:style-name="P14"/>
      <text:p text:style-name="P15">-seudonimización</text:p>
      <text:p text:style-name="P16">el tratamiento de datos personales de manera tal que ya no puedan atribuirse a un interesado sin utilizar información adicional, siempre que dicha información adicional figure por separado y esté sujeta a medidas técnicas y organizativas destinadas a garantizar que los datos personales no se atribuyan a una persona física identificada o identificable;</text:p>
      <text:p text:style-name="P17"/>
      <text:p text:style-name="P18">-Fichero</text:p>
      <text:p text:style-name="P19"><text:s/>Todo<text:s/>conjunto <text:s/>estructurado de <text:s/>datos personales, accesibles con <text:s/>arreglo <text:s/>a <text:s/>criterios <text:s/>determinados, ya <text:s/>sea centralizado, descentralizado o repartido de forma funcional o geográfica; <text:s/></text:p>
      <text:p text:style-name="P20"/>
      <text:p text:style-name="P21">-Responsable del tratamiento</text:p>
      <text:p text:style-name="P22">La<text:s text:c="2"/>persona física <text:s/>o <text:s/>jurídica,<text:s/>autoridad pública, servicio <text:s/>u <text:s/>otro organismo que, solo o junto con otros, determine los fines y medios del tratamiento; si el Derecho de la Unión o de los Estados miembros determina los fines y medios del tratamiento, el responsable del tratamiento o los<text:s/>criterios específicos para su nombramiento podrá establecerlos el Derecho de la Unión o de los Estados miembros;</text:p>
      <text:p text:style-name="P23"/>
      <text:p text:style-name="P24">-Encargado</text:p>
      <text:p text:style-name="P25">La<text:s/>persona física o jurídica, autoridad pública, servicio u otro organismo que trate datos personales por cuenta del responsable<text:s/>del tratamiento; <text:s/></text:p>
      <text:p text:style-name="P26"/>
      <text:p text:style-name="P27">-Autoridad de control</text:p>
      <text:p text:style-name="P28">La<text:s/>autoridad pública independiente establecida por un Estado miembro con arreglo a lo dispuesto en el artículo 51; Galicia: Agencia Española de protección de datos</text:p>
      <text:p text:style-name="P29"/>
      <text:p text:style-name="Standard"/>
      <text:p text:style-name="Standard"/>
      <text:p text:style-name="Standard"/>
      <text:p text:style-name="Standard">3. Conceptos<text:s/>necesarios para entender la normativa no definidos en el reglamento:</text:p>
      <text:p text:style-name="Standard"/>
      <text:p text:style-name="P30">-Gestión Preventiva</text:p>
      <text:p text:style-name="P31">Tipo de gestión encaminado a prevenir que se den cierto tipo de situaciones.</text:p>
      <text:p text:style-name="P32"/>
      <text:p text:style-name="P33">-Accountability</text:p>
      <text:p text:style-name="P34">Capacidad <text:s/>de registro y seguimiento de todas las tareas que se realizan en relación a datos, encaminada principalmente a poder hacer una rendición de cuentas sobre el gobierno que se realiza de los datos.</text:p>
      <text:p text:style-name="P35"/>
      <text:p text:style-name="P36">-Privacy by Design</text:p>
      <text:p text:style-name="P37">Filosofía de trabajo en donde la privacidad de los datos sobre los que se trabaja se tiene en cuenta desde el mismo momento en el que se comienza el diseño de aquello en lo que se van a utilizar los datos (Actividad / programa / Tarea / Proceso…).</text:p>
      <text:p text:style-name="P38"/>
      <text:p text:style-name="P39">-Privacy by Default</text:p>
      <text:p text:style-name="P40">Filosofía de trabajo en la que se asume que la privacidad es la opción por defecto. Para que no se trabaje con privacidad, debe realizarse alguna acción inequívoca en sentido contrario. Por defecto cuando se trabaje con datos personales, debe asumirse la privacidad como algo por defecto.</text:p>
      <text:p text:style-name="P41"/>
      <text:p text:style-name="P42">Delegado de protección de datos (DPO)</text:p>
      <text:p text:style-name="P43">Es la persona que informa y asesora al responsable o al encargado del tratamiento y a los empleados sobre el cumplimiento del RGPD,<text:s/>además<text:s/>de supervisar su cumplimiento en la organización de la que es DPO.<text:s/>También<text:s/>asesora sobre la evaluación de impacto relativa a la protección de datos y debe cooperar con la autoridad de control y actuar como punto de contacto entre esta y el responsable y/o encargado.</text:p>
      <text:p text:style-name="P44"/>
      <text:p text:style-name="Standard"/>
      <text:p text:style-name="P45">4. Ciclo<text:s/>de vida del dato:</text:p>
      <text:p text:style-name="P46">Está formado por 4 fases:</text:p>
      <text:p text:style-name="P47">Recogida</text:p>
      <text:p text:style-name="P48">Es el proceso mediante el cual se recaba la información que contiene datos que pueden ser<text:s/>susceptivos<text:s/>de estar protegidos por la RGPD.</text:p>
      <text:p text:style-name="P49"/>
      <text:p text:style-name="P50">Tratamiento y custodia</text:p>
      <text:p text:style-name="P51">Es el proceso durante el cual el responsable/encargado realiza todos aquellos tratamientos que estima oportunos sobre los datos. Durante esta fase realiza<text:s/>también<text:s/>un proceso de custodia<text:s/>para<text:s/>conseguir garantizar los derechos definidos en la ley.</text:p>
      <text:p text:style-name="P52"/>
      <text:p text:style-name="P53">Comunicación y acceso a datos</text:p>
      <text:p text:style-name="P54">Es el proceso durante el cual se garantiza la consulta y exposición de los datos<text:s/>utilizados<text:s/>en el tratamiento siempre según los preceptos definidos en la ley.</text:p>
      <text:p text:style-name="P55"/>
      <text:p text:style-name="P56">Finalización.</text:p>
      <text:p text:style-name="P57">Es el proceso mediante el cual se realizan todas aquellas actividades necesarias para garantizar los derechos de las personas usuarias sobre los datos que el Responsable / encargado han utilizado durante el ciclo de vida.</text:p>
      <text:p text:style-name="P58"/>
      <text:p text:style-name="Standard"/>
      <text:p text:style-name="Standard"/>
      <text:p text:style-name="Standard">4.1Fase de Recogida del<text:s/>dato.</text:p>
      <text:p text:style-name="Standard"/>
      <text:p text:style-name="P59">Durante esta fase el aspecto más importante a considerara es la licitud para recoger y<text:s/>utilizar los datos. Dicha licitud puede obtenerse por:</text:p>
      <text:list text:style-name="LFO1" text:continue-numbering="true">
        <text:list-item>
          <text:p text:style-name="P60"><text:span text:style-name="T61">Consentimiento inequívoco</text:span><text:s/>dado por parte de la persona interesada.</text:p>
        </text:list-item>
      </text:list>
      <text:p text:style-name="P62">Además, este consentimiento debe darse de forma<text:s/>explícita. No es posible que el consentimiento aparezca<text:s/>remarcado, o que se asuma de forma implícita el consentimiento.</text:p>
      <text:list text:style-name="LFO1" text:continue-numbering="true">
        <text:list-item>
          <text:p text:style-name="P63">Porque los datos son necesarios para e<text:span text:style-name="T64">jecutar</text:span><text:span text:style-name="T65"><text:s/>un contrato</text:span></text:p>
        </text:list-item>
        <text:list-item>
          <text:p text:style-name="P66">Porque los datos son necesarios para cumplir una<text:s/><text:span text:style-name="T67">obligación jurídica</text:span></text:p>
        </text:list-item>
        <text:list-item>
          <text:p text:style-name="P68">Porque los datos son necesarios para<text:s/><text:span text:style-name="T69">proteger intereses vitales</text:span></text:p>
        </text:list-item>
        <text:list-item>
          <text:p text:style-name="P70">Porque los datos son necesarios para cumplir una<text:s/><text:span text:style-name="T71">misión de<text:s/></text:span><text:span text:style-name="T72">interés</text:span><text:span text:style-name="T73"><text:s/>público</text:span></text:p>
        </text:list-item>
        <text:list-item>
          <text:p text:style-name="P74">Porque los datos son necesarios<text:s/>para satisfacer un<text:s/><text:span text:style-name="T75">interés</text:span><text:span text:style-name="T76"><text:s/>legítimo</text:span><text:s/>del responsable (prevención fraude, mercadotécnica...)</text:p>
        </text:list-item>
      </text:list>
      <text:p text:style-name="P77"/>
      <text:p text:style-name="Standard"/>
      <text:p text:style-name="P78"/>
      <text:p text:style-name="Standard">4.2Fase de Tratamiento del dato.</text:p>
      <text:p text:style-name="Standard"/>
      <text:p text:style-name="Standard"><text:tab/>Durante esta fase el Responsable debe</text:p>
      <text:list text:style-name="LFO2" text:continue-numbering="true">
        <text:list-item>
          <text:p text:style-name="P79"><text:span text:style-name="T80">Informar</text:span><text:s/>del tratamiento que va a realizar sobre los datos</text:p>
        </text:list-item>
      </text:list>
      <text:p text:style-name="P81">Esta información deberá presentarse por capas, de forma que primero se presentará un pequeño detalle de forma que la persona interesada pueda ampliar la información si lo desea (p.e. haciendo click en un enlace)</text:p>
      <text:list text:style-name="LFO2" text:continue-numbering="true">
        <text:list-item>
          <text:p text:style-name="P82"><text:span text:style-name="T83">Limitar la finalidad</text:span><text:s/>para los que usa dichos datos,<text:s/>restringiéndose<text:s/>solo<text:s/>a aquellos usos para los que ha informado a la persona interesada</text:p>
        </text:list-item>
        <text:list-item>
          <text:p text:style-name="P84"><text:span text:style-name="T85">Revisar</text:span><text:s/>los datos solicitados, de forma que se pueda comprobar cuales son los datos que se van a utilizar.</text:p>
        </text:list-item>
        <text:list-item>
          <text:p text:style-name="P86"><text:span text:style-name="T87">Establecer procedimientos para garantizar la exactitud</text:span><text:s/>de dichos datos, para evitar incoherencias y<text:s/>pérdidas<text:s/>en los datos.</text:p>
        </text:list-item>
        <text:list-item>
          <text:p text:style-name="P88">Determinar los<text:s/><text:span text:style-name="T89">plazos de conservación</text:span><text:s/>en los que la empresa tratará los datos.</text:p>
        </text:list-item>
        <text:list-item>
          <text:p text:style-name="P90">Establecer medidas para garantizar una<text:s/><text:span text:style-name="T91">seguridad adecuada</text:span><text:s/>a dichos datos.</text:p>
        </text:list-item>
        <text:list-item>
          <text:p text:style-name="P92">Realizar una<text:s/><text:span text:style-name="T93">custodia de las evidencias</text:span><text:s/>que permita realizar<text:s/>una rendición de cuentas llegado el caso.</text:p>
        </text:list-item>
      </text:list>
      <text:p text:style-name="Standard"/>
      <text:p text:style-name="Standard"/>
      <text:p text:style-name="Standard"/>
      <text:p text:style-name="Standard">4.3Fase de custodia.</text:p>
      <text:p text:style-name="Standard"/>
      <text:p text:style-name="P94">Durante esta fase, la obligación principal del encargado será la de atender los Derechos de los interesados. A saber:</text:p>
      <text:p text:style-name="P95"/>
      <text:list text:style-name="LFO3" text:continue-numbering="true">
        <text:list-item>
          <text:p text:style-name="P96">Acceso</text:p>
        </text:list-item>
      </text:list>
      <text:p text:style-name="P97">Para saber si se están usando o no datos que le conciernen y<text:s/>en su caso, información sobre los mismos.</text:p>
      <text:list text:style-name="LFO3" text:continue-numbering="true">
        <text:list-item>
          <text:p text:style-name="P98">Rectificación</text:p>
        </text:list-item>
      </text:list>
      <text:p text:style-name="P99">Derecho a que se rectifiquen todos aquellos datos que sean incorrectos y que le conciernan.</text:p>
      <text:list text:style-name="LFO3" text:continue-numbering="true">
        <text:list-item>
          <text:p text:style-name="P100">Supresión y olvido</text:p>
        </text:list-item>
      </text:list>
      <text:p text:style-name="P101">Cuando el interesado se lo solicite, el Responsable está obligado a suprimir los datos del interesado. Cuando estos datos se hayan hecho públicos, aplicará aquellas medidas que sean razonables para suprimir cualquier enlace a esos datos personales.</text:p>
      <text:list text:style-name="LFO3" text:continue-numbering="true">
        <text:list-item>
          <text:p text:style-name="P102">Limitación del tratamiento</text:p>
        </text:list-item>
      </text:list>
      <text:p text:style-name="P103">En determinados supuestos, el interesado puede solicitar del Responsable que limite el tratamiento de sus datos.</text:p>
      <text:list text:style-name="LFO3" text:continue-numbering="true">
        <text:list-item>
          <text:p text:style-name="P104">Portabilidad de los datos</text:p>
        </text:list-item>
      </text:list>
      <text:p text:style-name="P105">El interesado tendrá derecho a recibir los datos personales que le incumban, que haya facilitado a un responsable del tratamiento, en un formato estructurado, de uso común y lectura mecánica, y a transmitirlos a otro responsable del tratamiento sin que lo impida el responsable al que se los hubiera facilitado,</text:p>
      <text:list text:style-name="LFO3" text:continue-numbering="true">
        <text:list-item>
          <text:p text:style-name="P106">Oposición</text:p>
        </text:list-item>
      </text:list>
      <text:p text:style-name="P107">El interesado tiene derecho a que sus datos personales sean objeto de un determinado tratamiento.</text:p>
      <text:p text:style-name="P108"/>
      <text:p text:style-name="Standard"/>
      <text:p text:style-name="Standard"/>
      <text:p text:style-name="Standard">5. Sanciones</text:p>
      <text:p text:style-name="Standard"/>
      <text:p text:style-name="Standard">Multas:(art. 83 RGPD)<text:s/>Hasta<text:s/>10 millones € o 2% volumen de negocio (incumplimiento art. 8,11, 25 a 39, 42 y 43)</text:p>
      <text:p text:style-name="Standard"/>
      <text:p text:style-name="Standard">Hasta 20 millones o 4% volumen de negocio (incumplimiento art. 5, 6, 7,9, 12 a 21, 44 a<text:s/>49...)</text:p>
      <text:p text:style-name="Standard"><text:tab/>-Incumplimiento principios básicos para tratamiento (incluido consentimiento)</text:p>
      <text:p text:style-name="Standard"><text:tab/>-Incumplimiento<text:s/>derecho<text:s/>de los interesados</text:p>
      <text:p text:style-name="Standard"><text:tab/>-Transferencia de datos a un tercer<text:s/>país</text:p>
      <text:p text:style-name="Standard"><text:tab/>-Incumplimiento de resoluciones /limitaciones /suspensiones temporales de transferencia de dato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EUAlbertina" svg:font-family="EUAlbertina" style:font-family-generic="roman" style:font-pitch="variable"/>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EUAlbertina" fo:color="#000000"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REGLAMENTO  (UE)  2016/  679  DEL  PARLAMENTO  EUROPEO  Y  DEL  CONSEJO  -  de 27  de  abril  de  2016  -  relativo  a  la  protección  de  las  personas  físicas  en  lo  que  respecta  al  tratamiento  de  datos  personales  y  a  la  libre  circulación  de  estos  datos  y  por  el  que  se  deroga  la  Directiva 95/  46/  CE  (Reglamento  general  de  protección  de  datos)</dc:title>
    <meta:initial-creator>Publications Office</meta:initial-creator>
    <dc:creator>Usuario</dc:creator>
    <meta:creation-date>2016-05-02T15:46:00Z</meta:creation-date>
    <dc:date>2020-08-11T07:57:00Z</dc:date>
    <meta:template xlink:href="Normal" xlink:type="simple"/>
    <meta:editing-cycles>2</meta:editing-cycles>
    <meta:editing-duration>PT9000S</meta:editing-duration>
    <meta:document-statistic meta:page-count="1" meta:paragraph-count="17" meta:word-count="1384" meta:character-count="8985" meta:row-count="63" meta:non-whitespace-character-count="7618"/>
  </office:meta>
</office:document-meta>
</file>